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font-variant="normal" fo:text-transform="none" fo:color="#000000" style:font-name="Arial1" fo:font-size="10.5pt" fo:letter-spacing="normal" fo:language="ru" fo:country="RU" fo:font-style="normal" fo:font-weight="normal"/>
    </style:style>
    <style:style style:name="P3" style:family="paragraph" style:parent-style-name="Standard">
      <style:text-properties fo:language="en" fo:country="US"/>
    </style:style>
    <style:style style:name="P4" style:family="paragraph" style:parent-style-name="Standard">
      <style:text-properties fo:font-size="12pt" fo:language="ru" fo:country="RU" fo:font-weight="normal" style:font-size-asian="12pt" style:font-weight-asian="normal" style:font-size-complex="12pt" style:font-weight-complex="normal"/>
    </style:style>
    <style:style style:name="P5" style:family="paragraph" style:parent-style-name="Standard">
      <style:text-properties fo:font-size="12pt" fo:language="en" fo:country="US" fo:font-weight="normal" style:font-size-asian="12pt" style:font-weight-asian="normal" style:font-size-complex="12pt" style:font-weight-complex="normal"/>
    </style:style>
    <style:style style:name="P6" style:family="paragraph" style:parent-style-name="Standard">
      <style:text-properties fo:font-size="16pt" fo:language="ru" fo:country="RU" fo:font-weight="bold" style:font-size-asian="16pt" style:font-weight-asian="bold" style:font-size-complex="16pt" style:font-weight-complex="bold"/>
    </style:style>
    <style:style style:name="P7" style:family="paragraph" style:parent-style-name="Standard">
      <style:text-properties fo:font-size="14pt" fo:language="ru" fo:country="RU" fo:font-weight="normal" style:font-size-asian="14pt" style:font-weight-asian="normal" style:font-size-complex="14pt" style:font-weight-complex="normal"/>
    </style:style>
    <style:style style:name="P8" style:family="paragraph" style:parent-style-name="Standard" style:list-style-name="L1">
      <style:text-properties fo:language="ru" fo:country="RU"/>
    </style:style>
    <style:style style:name="P9" style:family="paragraph" style:parent-style-name="Standard" style:list-style-name="L2">
      <style:text-properties fo:language="ru" fo:country="RU"/>
    </style:style>
    <style:style style:name="P10" style:family="paragraph" style:parent-style-name="Standard" style:list-style-name="L3">
      <style:text-properties fo:language="ru" fo:country="RU"/>
    </style:style>
    <style:style style:name="P11" style:family="paragraph" style:parent-style-name="Standard" style:list-style-name="L4">
      <style:text-properties fo:language="ru" fo:country="RU"/>
    </style:style>
    <style:style style:name="P12" style:family="paragraph" style:parent-style-name="Standard" style:list-style-name="L5">
      <style:text-properties fo:language="ru" fo:country="RU"/>
    </style:style>
    <style:style style:name="P13" style:family="paragraph" style:parent-style-name="Standard" style:list-style-name="L6">
      <style:text-properties fo:language="ru" fo:country="RU"/>
    </style:style>
    <style:style style:name="P14" style:family="paragraph" style:parent-style-name="Standard" style:list-style-name="L7">
      <style:text-properties fo:language="ru" fo:country="RU"/>
    </style:style>
    <style:style style:name="P15" style:family="paragraph" style:parent-style-name="Standard" style:list-style-name="L8">
      <style:text-properties fo:language="ru" fo:country="RU"/>
    </style:style>
    <style:style style:name="P16" style:family="paragraph" style:parent-style-name="Standard" style:list-style-name="L9">
      <style:text-properties fo:language="ru" fo:country="RU"/>
    </style:style>
    <style:style style:name="P17" style:family="paragraph" style:parent-style-name="Standard" style:list-style-name="L10">
      <style:text-properties fo:language="ru" fo:country="RU"/>
    </style:style>
    <style:style style:name="P18" style:family="paragraph" style:parent-style-name="Standard" style:list-style-name="L11">
      <style:text-properties fo:language="ru" fo:country="RU"/>
    </style:style>
    <style:style style:name="P19" style:family="paragraph" style:parent-style-name="Standard" style:list-style-name="L12">
      <style:text-properties fo:language="ru" fo:country="RU"/>
    </style:style>
    <style:style style:name="P20" style:family="paragraph" style:parent-style-name="Standard" style:list-style-name="L13">
      <style:text-properties fo:language="ru" fo:country="RU"/>
    </style:style>
    <style:style style:name="P21" style:family="paragraph" style:parent-style-name="Standard" style:list-style-name="L14">
      <style:text-properties fo:language="ru" fo:country="RU"/>
    </style:style>
    <style:style style:name="P22" style:family="paragraph" style:parent-style-name="Standard" style:list-style-name="L15">
      <style:text-properties fo:language="ru" fo:country="RU"/>
    </style:style>
    <style:style style:name="P23" style:family="paragraph" style:parent-style-name="Standard" style:list-style-name="L16">
      <style:text-properties fo:language="ru" fo:country="RU"/>
    </style:style>
    <style:style style:name="P24" style:family="paragraph" style:parent-style-name="Standard" style:list-style-name="L17">
      <style:text-properties fo:language="ru" fo:country="RU"/>
    </style:style>
    <style:style style:name="P25" style:family="paragraph" style:parent-style-name="Standard" style:list-style-name="L18">
      <style:text-properties fo:language="ru" fo:country="RU"/>
    </style:style>
    <style:style style:name="P26" style:family="paragraph" style:parent-style-name="Standard" style:list-style-name="L19">
      <style:text-properties fo:language="ru" fo:country="RU"/>
    </style:style>
    <style:style style:name="P27" style:family="paragraph" style:parent-style-name="Standard" style:list-style-name="L20">
      <style:text-properties fo:language="ru" fo:country="RU"/>
    </style:style>
    <style:style style:name="P28" style:family="paragraph" style:parent-style-name="Standard" style:list-style-name="L4"/>
    <style:style style:name="P29" style:family="paragraph" style:parent-style-name="Standard" style:list-style-name="L4">
      <style:text-properties fo:font-variant="normal" fo:text-transform="none" fo:color="#000000" style:font-name="Arial1" fo:font-size="10.5pt" fo:letter-spacing="normal" fo:font-style="normal" fo:font-weight="normal"/>
    </style:style>
    <style:style style:name="P30" style:family="paragraph" style:parent-style-name="Standard" style:list-style-name="L4">
      <style:text-properties fo:font-variant="normal" fo:text-transform="none" fo:color="#000000" style:font-name="Arial1" fo:font-size="10.5pt" fo:letter-spacing="normal" fo:language="ru" fo:country="RU" fo:font-style="normal" fo:font-weight="normal"/>
    </style:style>
    <style:style style:name="P31" style:family="paragraph" style:parent-style-name="Standard" style:list-style-name="L4">
      <style:text-properties fo:font-variant="normal" fo:text-transform="none" fo:color="#000000" style:font-name="Arial1" fo:font-size="10.5pt" fo:letter-spacing="normal" fo:language="en" fo:country="US" fo:font-style="normal" fo:font-weight="normal"/>
    </style:style>
    <style:style style:name="P32" style:family="paragraph" style:parent-style-name="Standard" style:list-style-name="L6">
      <style:text-properties fo:language="en" fo:country="US"/>
    </style:style>
    <style:style style:name="P33" style:family="paragraph" style:parent-style-name="Standard" style:list-style-name="L14"/>
    <style:style style:name="P34" style:family="paragraph" style:parent-style-name="Standard">
      <style:text-properties fo:font-size="14pt" fo:language="ru" fo:country="RU" fo:font-weight="normal" style:font-size-asian="14pt" style:font-weight-asian="normal" style:font-size-complex="14pt" style:font-weight-complex="normal"/>
    </style:style>
    <style:style style:name="P35" style:family="paragraph" style:parent-style-name="Standard">
      <style:text-properties fo:font-size="16pt" fo:language="ru" fo:country="RU" fo:font-weight="bold" style:font-size-asian="16pt" style:font-weight-asian="bold" style:font-size-complex="16pt" style:font-weight-complex="bold"/>
    </style:style>
    <style:style style:name="T1" style:family="text">
      <style:text-properties fo:language="en" fo:country="US"/>
    </style:style>
    <style:style style:name="T2" style:family="text">
      <style:text-properties fo:language="ru" fo:country="RU"/>
    </style:style>
    <style:style style:name="T3" style:family="text">
      <style:text-properties fo:font-variant="normal" fo:text-transform="none" fo:color="#000000" style:font-name="Arial1" fo:font-size="10.5pt" fo:letter-spacing="normal" fo:font-style="normal" fo:font-weight="normal"/>
    </style:style>
    <style:style style:name="T4" style:family="text">
      <style:text-properties fo:font-variant="normal" fo:text-transform="none" fo:color="#000000" style:font-name="Arial1" fo:font-size="10.5pt" fo:letter-spacing="normal" fo:font-style="normal" fo:font-weight="normal" style:font-name-asian="Arial1" style:font-size-asian="10.5pt" style:font-style-asian="normal" style:font-weight-asian="normal"/>
    </style:style>
    <style:style style:name="T5" style:family="text">
      <style:text-properties fo:font-variant="normal" fo:text-transform="none" fo:color="#000000" style:font-name="Arial1" fo:font-size="10.5pt" fo:letter-spacing="normal" fo:language="en" fo:country="US" fo:font-style="normal" fo:font-weight="normal"/>
    </style:style>
    <style:style style:name="T6" style:family="text">
      <style:text-properties fo:font-variant="normal" fo:text-transform="none" fo:color="#000000" style:font-name="Arial1" fo:font-size="10.5pt" fo:letter-spacing="normal" fo:language="ru" fo:country="RU"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style:font-name-asian="Arial1" style:font-size-asian="10.5pt" style:font-style-asian="normal" style:font-weight-asian="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fo:language="ru" fo:country="RU" fo:font-weight="bold" style:font-size-asian="16pt" style:font-weight-asian="bold" style:font-size-complex="16pt" style:font-weight-complex="bold"/>
    </style:style>
    <style:style style:name="T11" style:family="text">
      <style:text-properties fo:font-size="14pt" style:font-size-asian="14pt" style:font-size-complex="14pt"/>
    </style:style>
    <style:style style:name="T12" style:family="text">
      <style:text-properties fo:font-size="14pt" fo:language="ru" fo:country="RU"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1"><text:s text:c="6"/>Сюжет <text:span text:style-name="T1">Enterhole</text:span></text:p>
      <text:p text:style-name="P1"/>
      <text:p text:style-name="P1"><text:s text:c="3"/>Вступление:</text:p>
      <text:p text:style-name="P1"><text:s text:c="2"/>Макс заходит домой и быстрым шагом идёт в свою комнату, пытаясь быть незамеченным родителями.</text:p>
      <text:list xml:id="list5179069450260333940" text:style-name="L1">
        <text:list-item>
          <text:p text:style-name="P8">Эй, эй, Макс... тебя здороваться не учили?</text:p>
        </text:list-item>
        <text:list-item>
          <text:p text:style-name="P8">Эм... привет?</text:p>
        </text:list-item>
        <text:list-item>
          <text:p text:style-name="P8">Ты наверно голоден. Поешь сегодня с нами?</text:p>
        </text:list-item>
        <text:list-item>
          <text:p text:style-name="P8">Не, мам. Я не...</text:p>
        </text:list-item>
        <text:list-item>
          <text:p text:style-name="P8">Макс... пожалуйста. Мы так давно не ужинали всей семьёй.</text:p>
        </text:list-item>
        <text:list-item>
          <text:p text:style-name="P8">*Вздох* ага...</text:p>
        </text:list-item>
        <text:list-item>
          <text:p text:style-name="P8">Ах, кстати. Ты не знаешь, что с Ромой?</text:p>
        </text:list-item>
        <text:list-item>
          <text:p text:style-name="P8">Э? Мне то от куда знать?!</text:p>
        </text:list-item>
        <text:list-item>
          <text:p text:style-name="P8">Эй, не говори так! Он твой брат...</text:p>
        </text:list-item>
        <text:list-item>
          <text:p text:style-name="P8">Да, сводный. Подумаешь...</text:p>
        </text:list-item>
        <text:list-item>
          <text:p text:style-name="P8">…</text:p>
        </text:list-item>
        <text:list-item>
          <text:p text:style-name="P8">….</text:p>
        </text:list-item>
        <text:list-item>
          <text:p text:style-name="P8">Он сегодня сам не свой. Позови его к столу.</text:p>
        </text:list-item>
      </text:list>
      <text:p text:style-name="P1"><text:s text:c="3"/>После нескольких шагов по коридору:</text:p>
      <text:list xml:id="list4002089825987398902" text:style-name="L2">
        <text:list-item>
          <text:list>
            <text:list-item>
              <text:p text:style-name="P9">И не забудь помыть руки!</text:p>
            </text:list-item>
            <text:list-item>
              <text:p text:style-name="P9">Хорошо!</text:p>
            </text:list-item>
          </text:list>
        </text:list-item>
      </text:list>
      <text:p text:style-name="P1"><text:s text:c="3"/>Комната Ромы:</text:p>
      <text:list xml:id="list792628931027509698" text:style-name="L3">
        <text:list-item>
          <text:list>
            <text:list-item>
              <text:p text:style-name="P10">Эй, уёбок... Его нету? Странно...</text:p>
            </text:list-item>
          </text:list>
        </text:list-item>
      </text:list>
      <text:p text:style-name="P1"><text:s text:c="3"/>Комната Макса:</text:p>
      <text:p text:style-name="P1"><text:s text:c="3"/>Рома висит на петле. Будильник. Это всего-лишь сон.</text:p>
      <text:p text:style-name="P1"/>
      <text:p text:style-name="P6"><text:s text:c="8"/>День 1 <text:s text:c="3"/>Четверг</text:p>
      <text:p text:style-name="P1"/>
      <text:p text:style-name="P1"><text:s text:c="2"/>Первый день в новой школе. Мама впервые с того момента как мы были полноценной семьёй...кфм...встала раньше меня, чтобы приготовить завтрак. Сегодня она более жизнерадостная чем обычно, наверно это из-за вчерашнего долгожданного секса с Вовой, который не давал мне спать(Как им вообще не стыдно заниматься этим так громко при живом сыне в соседней комнате), на столе стояла кружка апельсинового сока и тарелка с яичницой, пожаренной вперемешку с колбасой, помидорами и кусочками хлеба. Во время завтрака она что-то мне без остановки говорила(что-то про первый день в школе, жизнь с белого листа), но её слова я как обычно пропускал мимо ушей, переписываясь со своими старыми друзьями из старой школы. Мы с родителями недавно переехали в этот небольшой, но достаточно приличный (или даже можно сказать <text:span text:style-name="T1">«</text:span>илитный<text:span text:style-name="T1">»)</text:span> посёлок(п.Удачный), в дом на который родители так долго копили. Я иду по заснеженной тропинке к наверно единственной остановке здесь, жду наверно единственный автобус. Вместе со мной, немного на расстоянии стоит один парень, мой ровесник, на скамейке сидит девочка, с которой он вроде как знаком,(однако, мне её лицо, на которое я лишь раз-два посмотрел, не хотя показаться нелепо, показалось знакомым) но слишком стесняется и только изредка перекидывается словечками и нелепыми шутками. После его слов воцаряется долгая тишина и даже мне становится жутко неловко. Позже, уже в автобусе мы успели с ним познакомиться.(СТОП. Я ЕЁ ТОЧНО ГДЕ-ТО ВИДЕЛ) </text:p>
      <text:p text:style-name="P1">Я догадывался, что мы едим в одну и ту же школу, потому что она единственная на всю округу (находится она в п.Дыра), но оказалось ещё, что мы будем учиться в одном и том же классе. Виталик (так его звали) оказался очень общительным парнем, на меня, городского он смотрел как на экзотическое животное в зоопарке и много о чем расспрашивал.</text:p>
      <text:p text:style-name="P1"><text:soft-page-break/><text:s/>Добравшись до места назначения, я достаточно удивился. Школа выглядела довольно неплохо и далеко не походила на то, что образовывается у меня в голове при словах "деревенская школа". Она неестественно смотрелась среди деревянных обветшалых домов и абсолютно не вписывалась в местный пейзаж, будто белый лебедь среди тёмных уток. <text:s/>С классом меня даже никто не познакомил, честно говоря я очень волновался и боялся входить в класс как ни в чем не бывало и садиться за парту (а вдруг там не будет пустых парт? А вдруг я случайно сяду на место местного гопника? Что подумают другие?) В итоге я вошел и, почти молниеносным шагом сел за последнюю парту, чем наверно привлёк ещё больше внимания. Все естественно пялились на меня и перешёптывались. Но когда вошёл Виталик и подсел ко мне, волнение как рукой сняло.</text:p>
      <text:p text:style-name="P1"><text:s/>На перемене все расходятся кто куда. Виталик предлагает пойти вместе с ним в курилку(к гаражу возле школы), чтобы представить тебя пацанам:</text:p>
      <text:p text:style-name="P1"><text:s text:c="12"/></text:p>
      <text:p text:style-name="P1"><text:s text:c="13"/>&lt;Выбор(1): 1)"Пойти вместе с Виталиком"(авт+1, Света+1) 2)"Остаться в классе"(Юля +1) 3)"Прогуляться по школе"(Лена +1)&gt;</text:p>
      <text:p text:style-name="P1"><text:s/>1)Неужели учителя ничего еще не заподозрили? Их ученики ходят курить к гаражу прямо у входа на школьную территорию. Эти чересчур жесткие правила для деревенской школы, даже установленный, своеобразный "дресскод" под видом того, что нужно носить эмблему школы на желетке или ещё какой-нибудь ху*не поверх рубашки никак не повлияли на них. Изначально более-менее дружелюбное настроение моих ровесников сменилось скрытым презрением и даже малой долью ненависти, после того как я рассказал им что я из <text:span text:style-name="T1">«</text:span>Удачных<text:span text:style-name="T1">»</text:span> <text:s/>Тут же я познакомился и с одноклассницей Светой. "Это имя ей совсем не подходит". Внешне она мне сразу приглянулась, она выглядела даже мило, её розоватые волосы видневшиеся из-за шапки выделялись в этом сером месте, однако та яростнее всех выражало своё недовольство по отношению к моей персоне (она вкратце рассказала о ненависти к богачам, ради которых построили эту школу (под школой загребён её старый дом вместе с дедом, но это потом))</text:p>
      <text:p text:style-name="P1"><text:s/>2)Я остался в классе. Бестолку лазал в телефоне, листая новостную ленту на смартфоне, по несколько раз перечитывая одно и то же. Старые друзья на сообщения не отвечали. Изредка я оглядывал класс и заметил, что в нём остались нишь одни девочки и типичный парень в очках на первой парте. Та девочка,(кажется она до сих пор переглядывается в мою сторону) которая ждала вместе с нами автобуса на стоянке, была довольно популярна, хотя изначально она показалась мне слишком тихой. Я совсем не заметил, как ко мне подсела одноклассница:</text:p>
      <text:list xml:id="list6848749203764714924" text:style-name="L4">
        <text:list-item>
          <text:p text:style-name="P28"><text:span text:style-name="T2">Оо... только пришел в новую школу, а уже пялишься на девочек? </text:span><text:span text:style-name="T3">(´</text:span><text:span text:style-name="T4">･ᴗ･ </text:span><text:span text:style-name="T3">` )</text:span></text:p>
        </text:list-item>
        <text:list-item>
          <text:p text:style-name="P29">Ааа бля что ? Не я просто...</text:p>
        </text:list-item>
        <text:list-item>
          <text:p text:style-name="P29">Да ладно, камон. Только не говори мне, что не засадил бы ей?</text:p>
        </text:list-item>
        <text:list-item>
          <text:p text:style-name="P29">Что?! Нет!</text:p>
        </text:list-item>
        <text:list-item>
          <text:p text:style-name="P29">Ахах ну да, ну да... </text:p>
          <text:p text:style-name="P29">Знаешь, если тебя это успокоит, я бы сама ей засадила, была бы такая возможность.</text:p>
        </text:list-item>
        <text:list-item>
          <text:p text:style-name="P29">Девушка, отстаньте от меня! У меня есть более важные дела.</text:p>
        </text:list-item>
        <text:list-item>
          <text:p text:style-name="P29">….</text:p>
        </text:list-item>
        <text:list-item>
          <text:p text:style-name="P29">…..</text:p>
          <text:p text:style-name="P29"><text:s text:c="3"/>Некоторое время она просто смотрела, щурясь, на меня. Но потом она резко сложила</text:p>
          <text:p text:style-name="P29">пальцы на обеих руках в «пистолет»</text:p>
        </text:list-item>
        <text:list-item>
          <text:p text:style-name="P29">Так, руки на стол</text:p>
        </text:list-item>
        <text:list-item>
          <text:p text:style-name="P29">Э? Я не...</text:p>
          <text:p text:style-name="P29">Знаешь, я не понимаю, у вас в деревне так принято встречать новичков, или что?</text:p>
        </text:list-item>
        <text:list-item>
          <text:p text:style-name="P29">Ой, ну прости...</text:p>
          <text:p text:style-name="P28"><text:span text:style-name="T3">Меня Юля зовут, </text:span><text:span text:style-name="T6">а тебя? (⌒_⌒;) </text:span></text:p>
        </text:list-item>
        <text:list-item>
          <text:p text:style-name="P28"><text:span text:style-name="T6">Меня Макс :</text:span><text:span text:style-name="T5">)</text:span></text:p>
        </text:list-item>
        <text:list-item>
          <text:p text:style-name="P30">Очень приятно познакомиться, Максим!</text:p>
          <text:p text:style-name="P30">Она, с явным дурачеством, пожала мне руку.</text:p>
        </text:list-item>
        <text:list-item>
          <text:p text:style-name="P30">Слушай, а ты же из города, правда? </text:p>
        </text:list-item>
        <text:list-item>
          <text:p text:style-name="P30">Ну да, а что?</text:p>
        </text:list-item>
        <text:list-item>
          <text:p text:style-name="P30"><text:soft-page-break/>Оооо, вери кул, рили. Не часто тут встретишь, новые лица. Это привносит в нашу скучную жизнь новые краски, ю ноу ?</text:p>
        </text:list-item>
        <text:list-item>
          <text:p text:style-name="P11"><text:span text:style-name="T3">Оу, ес ай эм. Знаешь, я не из-за границы приехал :</text:span><text:span text:style-name="T5">D</text:span></text:p>
        </text:list-item>
        <text:list-item>
          <text:p text:style-name="P30">Всё равно, классно. Наверно отбоя от девчонок у тебя не будет...Ну если ты конечно не из «Удачных»</text:p>
        </text:list-item>
        <text:list-item>
          <text:p text:style-name="P30">«Удачных»? Ты о чем вообще? - и тут до меня доходит - <text:s/>Аааа, ты наверно про мой посёлок ?</text:p>
        </text:list-item>
        <text:list-item>
          <text:p text:style-name="P11"><text:span text:style-name="T3">Да, да, если честно, в этих краях не особо любят новые лица, потому что скорее всего они являются мажорами с «Удачного»... Знаешь, менталитет такой :</text:span><text:span text:style-name="T5">D <text:s/></text:span><text:span text:style-name="T3">Вот например та девочка, на которую ты так пялился... С виду кажется, что она популярная да?</text:span></text:p>
        </text:list-item>
        <text:list-item>
          <text:p text:style-name="P30">Эм, ну я почему-то так сразу и подумал, а что нет?</text:p>
        </text:list-item>
        <text:list-item>
          <text:p text:style-name="P30">Нет, совсем нет. Она тоже приехала сюда только в этом учебном году, живёт в том же месте где и ты. И все те её «подруги», такое говорят за её спиной.</text:p>
          <text:p text:style-name="P11"><text:span text:style-name="T3">Если бы её бабушка, не работала здесь учителем, то её бы уже давно зАкоПАлИ :</text:span><text:span text:style-name="T5">D</text:span></text:p>
        </text:list-item>
        <text:list-item>
          <text:p text:style-name="P30">Это как-то несправедливо...</text:p>
        </text:list-item>
        <text:list-item>
          <text:p text:style-name="P11"><text:span text:style-name="T3">Знаю... я впрочем не разделяю их ненависти к чужакам :</text:span><text:span text:style-name="T5">D</text:span></text:p>
          <text:p text:style-name="P11"><text:span text:style-name="T3">Мне нравятся городские, они такие милые :</text:span><text:span text:style-name="T5">D</text:span></text:p>
          <text:p text:style-name="P11"><text:span text:style-name="T5"><text:s text:c="2"/></text:span><text:span text:style-name="T3">Она потянула меня за щеку. Странная она всё-таки, мы же с ней едва знакомы.</text:span></text:p>
        </text:list-item>
        <text:list-item>
          <text:p text:style-name="P30">Эй!</text:p>
        </text:list-item>
        <text:list-item>
          <text:p text:style-name="P30">Только вот жаль, что обычно они не задерживаются...</text:p>
        </text:list-item>
        <text:list-item>
          <text:p text:style-name="P11"><text:span text:style-name="T3">Ахах что ты имеешь ввиду ? :</text:span><text:span text:style-name="T5">D</text:span></text:p>
        </text:list-item>
        <text:list-item>
          <text:p text:style-name="P30">Ну их там... знаешь... </text:p>
          <text:p text:style-name="P30">Прозвенел звонок.</text:p>
        </text:list-item>
        <text:list-item>
          <text:p text:style-name="P11"><text:span text:style-name="T3">Да, не забивай голову :</text:span><text:span text:style-name="T5">D</text:span></text:p>
          <text:p text:style-name="P31"/>
        </text:list-item>
      </text:list>
      <text:p text:style-name="P2"><text:s text:c="2"/>Я хотел было заставить Юлю договорить, но она уже шла к своей парте. </text:p>
      <text:p text:style-name="P1"><text:s/></text:p>
      <text:p text:style-name="P1"/>
      <text:p text:style-name="P1">3)&lt;прогуливаясь по школе, можно пойти в курилку и перейти на выбор 1 и 2 или пойти в библиотеку(а так-же в другие места, не влияющие на сюжет)&gt;</text:p>
      <text:p text:style-name="P1"><text:s/>&lt;В библиотеке&gt;</text:p>
      <text:p text:style-name="P1"><text:s text:c="2"/>Я зашел в библиотеку. Зачем ? Я ведь не особый любитель читать книги, особенно тех, что находятся в школьной библиотеке. Тут я заметил знакомое лицо одноклассницы. Её серые волосы, немного кудрявые с заколкой в виде цветочка на боку челки, придавали ей какую-то милую загадочность. Она выглядит тихой и спокойной. Типичная любительница читать книжки (да да лохушка). Как я не пытался придумать начало и примерное продолжение разговора, у меня ничего не получалось, говорить нам было особо не о чем, я взял первую попавшуюся книгу с полки и сделал вид, что увлёкся ей. Но почему-то я не мог отвести от её глаз. То и дело выглядывая из-за книжки, я смотрел на неё. </text:p>
      <text:p text:style-name="P1"><text:s text:c="2"/>Я сейчас выгляжу как сталкер.</text:p>
      <text:p text:style-name="P1"><text:s/>Ну как-бы выхода особо нет, если я положу книгу после 3 минут чтения <text:s/>и уйду, это будет пздц странно. Может стоит всё таки почитать ?</text:p>
      <text:p text:style-name="P1"><text:s/>Так...Меня зовут Дмитрий...я успешный, молодой предприниматель, писатель...представляю вам свою технику...(-че?)</text:p>
      <text:p text:style-name="P1"/>
      <text:p text:style-name="P1"><text:s/>-Интересно? <text:tab/>:<text:span text:style-name="T1">)</text:span></text:p>
      <text:p text:style-name="P1"><text:span text:style-name="T1"><text:s/></text:span>-А?..э...да!</text:p>
      <text:p text:style-name="P1"/>
      <text:p text:style-name="P1"><text:s/>...всего за какие-то копейки, ваша жена будет в восторге 24/7...</text:p>
      <text:p text:style-name="P1"><text:s text:c="2"/>Кажется я начинаю понимать. Я переворачиваю книгу...</text:p>
      <text:p text:style-name="P1">«КАК ПОДНЯТЬ ПОТЕНЦИЮ ЗА 12 РУБЛЕЙ?» <text:s text:c="2"/>(ЭТО ОТСЫЛКА ЕСЛИ ЧЕ)</text:p>
      <text:p text:style-name="P1"><text:s text:c="2"/>У меня начала кружиться голова. Как я мог так облажаться в первый же день?</text:p>
      <text:p text:style-name="P1"><text:s/>Это что шутка?! Как это могло оказаться в школьной библиотеке? И почему именно за 12 рублей?</text:p>
      <text:p text:style-name="P1"><text:soft-page-break/><text:s/>Хочется просто провалиться под землю...Что бы такого сказать, чтобы разрядить обстановку?</text:p>
      <text:p text:style-name="P1"><text:s/>Я посмотрел на её лицо. На нём виднеется смущенная улыбка.</text:p>
      <text:list xml:id="list3980003374776675474" text:style-name="L5">
        <text:list-item>
          <text:p text:style-name="P12">Даа, неловко получилось...</text:p>
        </text:list-item>
        <text:list-item>
          <text:p text:style-name="P12">Угу...</text:p>
        </text:list-item>
      </text:list>
      <text:p text:style-name="P1"><text:span text:style-name="T1"><text:s/></text:span>Не трудно было догадаться, что я сел рядом с ней не для чтения книг.</text:p>
      <text:list xml:id="list8914402924024665327" text:style-name="L6">
        <text:list-item>
          <text:p text:style-name="P13">Слушай, я просто хочу познакомиться с одноклассниками. Как тебя зовут?</text:p>
        </text:list-item>
        <text:list-item>
          <text:p text:style-name="P13">Меня? Лена...</text:p>
        </text:list-item>
        <text:list-item>
          <text:p text:style-name="P13">А меня Максим. Будем знакомы.</text:p>
        </text:list-item>
        <text:list-item>
          <text:p text:style-name="P32">…</text:p>
        </text:list-item>
        <text:list-item>
          <text:p text:style-name="P32">…</text:p>
        </text:list-item>
        <text:list-item>
          <text:p text:style-name="P13">Да я уже знаю :<text:span text:style-name="T1">)</text:span></text:p>
        </text:list-item>
        <text:list-item>
          <text:p text:style-name="P13">Да? Я что уже стал таким популярным?:<text:span text:style-name="T1">D</text:span></text:p>
        </text:list-item>
        <text:list-item>
          <text:p text:style-name="P13">Ну можно и так сказать... :<text:span text:style-name="T1">)</text:span></text:p>
        </text:list-item>
        <text:list-item>
          <text:p text:style-name="P32">…</text:p>
        </text:list-item>
        <text:list-item>
          <text:p text:style-name="P32">…</text:p>
        </text:list-item>
        <text:list-item>
          <text:p text:style-name="P13">Что читаешь?</text:p>
        </text:list-item>
        <text:list-item>
          <text:p text:style-name="P13">Да так... «Мы»</text:p>
        </text:list-item>
        <text:list-item>
          <text:p text:style-name="P13">Мы?</text:p>
        </text:list-item>
        <text:list-item>
          <text:p text:style-name="P13">Ну книжка так называется... «Мы»</text:p>
        </text:list-item>
        <text:list-item>
          <text:p text:style-name="P13">Ааа... Интересно?</text:p>
        </text:list-item>
        <text:list-item>
          <text:p text:style-name="P13">Думаю не на столько :<text:span text:style-name="T1">D</text:span></text:p>
        </text:list-item>
      </text:list>
      <text:p text:style-name="P1"><text:span text:style-name="T1"><text:s/></text:span>Он взглядом показала на всё ту же книгу у меня в руке.</text:p>
      <text:p text:style-name="P1"><text:s text:c="6"/>-А, ну да :<text:span text:style-name="T1">D</text:span></text:p>
      <text:p text:style-name="P1"><text:span text:style-name="T1"><text:s text:c="6"/></text:span>- …</text:p>
      <text:p text:style-name="P1"><text:s text:c="6"/>- …</text:p>
      <text:list xml:id="list7831016320176922558" text:style-name="L7">
        <text:list-item>
          <text:list>
            <text:list-item>
              <text:p text:style-name="P14">Здесь рассказывается о государстве в котором нет места чувствам. В этом государстве, люди словно зомби, они не задумываются о смысле жизни, они делают лишь то, что им скажут. Каждый новый день их, такой-же серый как предыдущий, они не имеют свободы.</text:p>
              <text:p text:style-name="P14"><text:s/>Но они, похоже, счастливы...</text:p>
            </text:list-item>
            <text:list-item>
              <text:p text:style-name="P14">Оу...</text:p>
            </text:list-item>
          </text:list>
        </text:list-item>
      </text:list>
      <text:p text:style-name="P1"><text:s/>Прозвенел звонок.</text:p>
      <text:list xml:id="list4868420191093671033" text:style-name="L8">
        <text:list-item>
          <text:list>
            <text:list-item>
              <text:p text:style-name="P15">Похоже, нам пора идти в класс</text:p>
            </text:list-item>
            <text:list-item>
              <text:p text:style-name="P15">Ага...</text:p>
            </text:list-item>
          </text:list>
        </text:list-item>
      </text:list>
      <text:p text:style-name="P3"><text:s text:c="5"/></text:p>
      <text:p text:style-name="P1"><text:s/>Весь следующий урок я то и дело думал о той девушке. От Виталика, я узнал, что её зовут Кристина.(нет, я точно её знаю) Прозвенел звонок и Кристина сама подошла ко мне. Мы с ней знакомы с моей прошлой школы, однако она ушла после девятого класса . </text:p>
      <text:list xml:id="list5130554765009919933" text:style-name="L9">
        <text:list-item>
          <text:p text:style-name="P16">Слушай, ты случайно не из 36 школы в...</text:p>
        </text:list-item>
        <text:list-item>
          <text:p text:style-name="P16">Да да</text:p>
        </text:list-item>
        <text:list-item>
          <text:p text:style-name="P16">Афигеть, Дима неужели это ты? Ты так похудел...</text:p>
        </text:list-item>
        <text:list-item>
          <text:p text:style-name="P16">Ага... я тебя тоже не узнал, Кристина. У тебя же были тёмные волосы...</text:p>
        </text:list-item>
        <text:list-item>
          <text:p text:style-name="P16">Тссс, если что это мой натуральный цвет :<text:span text:style-name="T1">D</text:span></text:p>
        </text:list-item>
        <text:list-item>
          <text:p text:style-name="P16">Я просто...</text:p>
        </text:list-item>
        <text:list-item>
          <text:p text:style-name="P16">В шоке да? Я тоже... И я, дура, уже второй урок смотрю на тебя и думаю: «Где я тебя видела?»</text:p>
        </text:list-item>
        <text:list-item>
          <text:p text:style-name="P16">Ахах, я тоже :<text:span text:style-name="T1">D</text:span></text:p>
        </text:list-item>
        <text:list-item>
          <text:p text:style-name="P16">Это реально судьба, что мы встретились в этой дыре.</text:p>
        </text:list-item>
        <text:list-item>
          <text:p text:style-name="P16">В прямом и переносном...</text:p>
        </text:list-item>
        <text:list-item>
          <text:p text:style-name="P16"><text:soft-page-break/>В прямом и переносном, да :<text:span text:style-name="T1">D</text:span></text:p>
        </text:list-item>
      </text:list>
      <text:p text:style-name="P1"><text:span text:style-name="T1"><text:s/></text:span>Но больше всего меня удивляет, что мы так непринуждённо разговариваем с ней, ведь раньше она была одной из тех, кто смотрел на меня с презрением... Впрочем я знаю, что ей от меня надо...</text:p>
      <text:p text:style-name="P1"><text:s/>- Ах да, как там твой брат?</text:p>
      <text:p text:style-name="P1"><text:s/>&lt;Выбор: - Нормально.&gt; (да, да и всё)</text:p>
      <text:list xml:id="list6885011005660551181" text:style-name="L10">
        <text:list-item>
          <text:p text:style-name="P17">Нормально! Он... Он остался в городе.</text:p>
        </text:list-item>
      </text:list>
      <text:list xml:id="list4730967311869458772" text:style-name="L11">
        <text:list-item>
          <text:p text:style-name="P18">Оу...</text:p>
        </text:list-item>
      </text:list>
      <text:p text:style-name="P1"><text:s/>Неудивительно, что она расстроилась. Она раньше в первых рядах за ним бегала.</text:p>
      <text:list xml:id="list502400817577610395" text:style-name="L12">
        <text:list-item>
          <text:p text:style-name="P19">А почему?</text:p>
        </text:list-item>
      </text:list>
      <text:list xml:id="list2815040637043487392" text:style-name="L13">
        <text:list-item>
          <text:p text:style-name="P20">Ну ты же знаешь, у него там дела. Тренировки там, учёба... Это место не для него, так сказать...</text:p>
        </text:list-item>
      </text:list>
      <text:list xml:id="list7350973143326134281" text:style-name="L14">
        <text:list-item>
          <text:p text:style-name="P21">А ну да :<text:span text:style-name="T1">)</text:span></text:p>
        </text:list-item>
        <text:list-item>
          <text:p text:style-name="P21">…</text:p>
        </text:list-item>
        <text:list-item>
          <text:p text:style-name="P21">…</text:p>
        </text:list-item>
        <text:list-item>
          <text:p text:style-name="P21">…..</text:p>
        </text:list-item>
        <text:list-item>
          <text:p text:style-name="P21">А вы тогда зачем сюда приехали?</text:p>
        </text:list-item>
        <text:list-item>
          <text:p text:style-name="P21">А? Эм... Ну... природа же...</text:p>
        </text:list-item>
        <text:list-item>
          <text:p text:style-name="P21">…?</text:p>
        </text:list-item>
        <text:list-item>
          <text:p text:style-name="P33"><text:span text:style-name="T2">...</text:span><text:span text:style-name="T7">┐</text:span><text:span text:style-name="T3">(</text:span><text:span text:style-name="T8">￣∀￣</text:span><text:span text:style-name="T3">)┌</text:span> </text:p>
        </text:list-item>
      </text:list>
      <text:list xml:id="list7381237787155170065" text:style-name="L15">
        <text:list-item>
          <text:p text:style-name="P22">Ладно, я пойду, мне там нужно...</text:p>
        </text:list-item>
        <text:list-item>
          <text:p text:style-name="P22">Ага</text:p>
        </text:list-item>
        <text:list-item>
          <text:p text:style-name="P22">Увидимся :<text:span text:style-name="T1">)</text:span></text:p>
        </text:list-item>
      </text:list>
      <text:p text:style-name="P1"><text:span text:style-name="T1"><text:s/></text:span>Мне кажется это последний раз, когда мы так, по дружески, разговаривали.</text:p>
      <text:p text:style-name="P1"/>
      <text:p text:style-name="P1"><text:s text:c="2"/>Во время уроков, Юля не нашла ничего лучше чем общаться со мной через записки <text:span text:style-name="T1">(Юля&lt;1 - </text:span>Знакомство / Юля<text:span text:style-name="T1">&gt;1 </text:span>- «Знаешь, обычно после уроков, мы остаёмся в школе и играем...»)</text:p>
      <text:p text:style-name="P1"><text:s text:c="2"/>Оказывается, в нашем классе, после уроков нужно заходить к нашему классному руководителю (к Викторией Дмитриевне). Об этом я узнал, когда уже собирался с Виталиком выходить из школы от (как не странно) незнакомой мне девочки из 10 класса (Это я узнал позже. Сперва я её принял за шестиклассницу ).</text:p>
      <text:p text:style-name="P1"><text:s text:c="9"/>- Эй! Ты случайно не из 11а класса ?</text:p>
      <text:p text:style-name="Standard"><text:s text:c="9"/>- Ну да... а что?</text:p>
      <text:list xml:id="list4387115851906839387" text:style-name="L16">
        <text:list-item>
          <text:p text:style-name="P23">Разве у вас сейчас не классный час (ну или что-то типа того)?</text:p>
        </text:list-item>
        <text:list-item>
          <text:p text:style-name="P23">Классный час?</text:p>
        </text:list-item>
      </text:list>
      <text:p text:style-name="P1"><text:s/>Я злобно посмотрел на Виталика. Почему он меня не предупредил?</text:p>
      <text:list xml:id="list1926039946291877657" text:style-name="L17">
        <text:list-item>
          <text:list>
            <text:list-item>
              <text:p text:style-name="P24">Прости, забыл :<text:span text:style-name="T1">D</text:span></text:p>
            </text:list-item>
          </text:list>
        </text:list-item>
      </text:list>
      <text:p text:style-name="P3"/>
      <text:list xml:id="list7435943403335908135" text:style-name="L18">
        <text:list-item>
          <text:p text:style-name="P25">Мда... похоже ты очередной глупый новенький... кабинет 3.06.</text:p>
          <text:p text:style-name="P25">И <text:s/>да! Скажи Юле, чтобы приходила сегодня в «наше место».</text:p>
        </text:list-item>
      </text:list>
      <text:p text:style-name="P1"><text:s/>Последние фразы она говорила на бегу. «Наше место»?</text:p>
      <text:p text:style-name="P1"><text:s text:c="2"/>Добежав до нашего класса, я понял, что Виталик куда-то пропал... Вроде он бежал вместе со мной (или нет?). Немного помявшись, я всё-таки решился войти.</text:p>
      <text:list xml:id="list7349055030911470002" text:style-name="L19">
        <text:list-item>
          <text:p text:style-name="P26">О! А мы тебя уже потеряли! <text:s text:c="14"/>(Виктория Дмитриевна)</text:p>
          <text:p text:style-name="P26">Ребята, как вы могли заметить, у нас появился новенький. </text:p>
          <text:p text:style-name="P26">Давай, представься.</text:p>
        </text:list-item>
        <text:list-item>
          <text:p text:style-name="P26">Эм... ну я Макс...</text:p>
        </text:list-item>
        <text:list-item>
          <text:p text:style-name="P26">...(ну...)...</text:p>
        </text:list-item>
        <text:list-item>
          <text:p text:style-name="P26">…?</text:p>
        </text:list-item>
      </text:list>
      <text:p text:style-name="P1"><text:s/>Легкий смех и перешёптывания, опять воцарились <text:s/>в классе.</text:p>
      <text:list xml:id="list3309723761483698995" text:style-name="L20">
        <text:list-item>
          <text:p text:style-name="P27"><text:soft-page-break/>В общем, я надеюсь, что вы все подружитесь. Новые люди, в нашей школе — редкость. Особенно из города.</text:p>
          <text:p text:style-name="P27">Ладно, садись.</text:p>
        </text:list-item>
      </text:list>
      <text:p text:style-name="P1"><text:s/>Наш классный ЧАС обычно длится 5 минут. Ну и слава богу, ведь он у нас почти каждый день. Как я понял, на нём мы разбираем... эм не, я ничего не понял... Какая-же она красивая!</text:p>
      <text:p text:style-name="P1">Я не могу поверить, что это наш классный руководитель. Обычно представляешь, какую-нибудь ворчащую бабку (ну по крайней мере в прошлой школе у нас была такая).</text:p>
      <text:p text:style-name="P1"><text:s/>Ах да, она говорит, что-то про... бейджики... дневники...</text:p>
      <text:p text:style-name="P1"><text:s/>Должен признать, она совсем не похожа на учительницу, не только потому что старше нас всего на года 3-4, а ещё потому что она сама ведёт себя как старшеклассница. По первому впечатлению — она добрая и легкомысленная (но ребята говорят, что это не совсем так).</text:p>
      <text:p text:style-name="P1"><text:s/>Я так загляделся на неё, что не заметил, как Виталик сел за мою парту. На мой вопрос о том где он был, Витя ответил, что ходил <text:s/>в туалет. Мне кажется, он что-то скрывает.</text:p>
      <text:p text:style-name="P1"><text:s/>Тем временем и классный час закончился, я начал собирать вещи и краем глаза заметил, как Лена так непринуждённо болтает с учительницей. Она улыбается... Оказывается, даже у такой тихони как она есть друзья. Но почему, когда я смотрю на их счастливые лица, мне становится так грустно?</text:p>
      <text:p text:style-name="P1"><text:s/>Домой я добирался вместе с Виталиком, пешком. Без особой причины, просто хотелось походить и поболтать, правда на половине пути эта затея перестала нравится нам обоим, и мы всё-таки сели на автобус. Это место, сложно назвать простой деревней или посёлком, это похоже на <text:s/>кучу маленьких посёлков, расположенных поблизости, я бы даже назвал их районами. Так вот, в одном из самых богатых районов живу я (точнее в единственном богатом в этой местности). Поэтому я удивился, что он тоже живёт неподалёку (по нему не скажешь), но скорее всего он просто решил меня проводить и стесняется сказать об этом.</text:p>
      <text:p text:style-name="P1"><text:s text:c="2"/>Дома одна тревога.</text:p>
      <text:p text:style-name="P1"><text:s/>Сон 1: «Единственный парень в школе для девочек» </text:p>
      <text:p text:style-name="P1"/>
      <text:p text:style-name="P1"/>
      <text:p text:style-name="P1"><text:s text:c="8"/><text:span text:style-name="T9">День2 <text:s text:c="4"/>Пятница</text:span></text:p>
      <text:p text:style-name="P4"><text:s text:c="4"/><text:span text:style-name="T11">{Вкратце: Урок физры, избиение одноклассника, игра с девочками в карты на желание.}</text:span></text:p>
      <text:p text:style-name="P7"/>
      <text:p text:style-name="P4"><text:s text:c="2"/>Утро. Помятая рубашка. Горячий чай со старым печеньем. Я снова иду в школу... Это что?</text:p>
      <text:p text:style-name="P4">Это Виталик? Он ждёт меня возле входа во двор. Теперь мы вместе идём в школу. Теперь мы, похоже, друзья. Хотя он немного странный тип :<text:span text:style-name="T1">D</text:span></text:p>
      <text:p text:style-name="P4"><text:span text:style-name="T1"><text:s/></text:span>Первые два урока математики я усердно работал, ведь я пообещал себе, что теперь точно начну новую жизнь (и начну с того что подтяну успеваемость). Однако Юля, сидевшая позади, всячески мешала мне сконцентрироваться, разговаривая и тыча в мою спину ручками. Более того, изначально, она хотела сесть на место Виталика (рядом со мной), не смотря на то, что он уже сидел на нём (представляю как ему обидно). </text:p>
      <text:p text:style-name="P4"><text:s/>На уроке физкультуры весь наш класс играл в баскетбол. Кроме Лены... она всегда сидела на скамейке запасных, подальше от всех, и делала что-либо аутсайдерское: она либо читала очередную книгу, либо рисовала или писала в своём блокноте (посмею предположить, что это личный дневник). Однако, её сестра действительно — полная противоположность Светы, она единственная из девочек играла в баскетбол вместе с парнями. Она была достаточно сильным противником, но я раньше был лучшим баскетболистом в своём классе (единственное чем я там выделялся, кроме драк). В итоге все кроме нас двоих уже сдулись и ели ели плели ноги.</text:p>
      <text:p text:style-name="P4"><text:s/>&lt;Выбор: <text:span text:style-name="T1">1)”</text:span>Атаковать<text:span text:style-name="T1">”</text:span>(Света+1)<text:span text:style-name="T1"> </text:span>2) <text:span text:style-name="T1">«</text:span>Защищаться<text:span text:style-name="T1">»&gt;</text:span></text:p>
      <text:p text:style-name="P4">1)Вы выиграли. Света обещает вам отомстить.</text:p>
      <text:p text:style-name="P4">2)Вы проиграли.</text:p>
      <text:p text:style-name="P4"><text:soft-page-break/><text:s/>Игра закончилась. Пары команд поменялись. Следующая игра, честно говоря, была намного напряженней. В ней принимали участие почти только спортивные альфа парни, если не считать Илью. Илья — очень худой парень с большими круглыми очками. От Вити я узнал, что он является козлом отпущения в нашем классе. Не удивительно, что Ильюша выдохся самый первый и только мешал своей же команде, от чего и переодически получал по затылку. В конце концов он сильно облажался, когда не попал в кольцо с третьей попытки на последних минутах матча.</text:p>
      <text:p text:style-name="P4"><text:s/>После урока, в раздевалке его за это бьют</text:p>
      <text:p text:style-name="P4"><text:s/>&lt;Выбор: 1)Вступиться(Илья+1) <text:s/>2)Не вмешиваться&gt;</text:p>
      <text:p text:style-name="P4">1) Я решил легко заступиться (по типу «Да ладно, хватит с него»). Парням это не очень понравилось, они предупредили меня, что лучше не сувать свой нос куда не следует. После урока Илья поблагодарил меня. Он кажется неплохим парнем. Думаю мы бы могли стать неплохими друзьями, не будь он таким зашуганным.</text:p>
      <text:p text:style-name="P5">2) <text:span text:style-name="T2">Мне было больно смотреть на то как его бьют и унижают. Странно, ведь я совсем недавно сам этим занимался...</text:span></text:p>
      <text:p text:style-name="P4"><text:s/></text:p>
      <text:p text:style-name="P5"><text:span text:style-name="T2"><text:s/>Очень хочется курить. С таким окружением похоже бросить я не смогу... В курилке я почувствовал, что все меня немножко сторонятся. Это было едва заметно, они так же общались со мной, отвечали на мои вопросы, но всё это было пронизано какой-то нитью неловкости. Возможно мне так кажется, потому что вчера я чувствовал себя звездой, а сегодня ко мне уже все привыкли. Я не люблю чувствовать себя лишним в компании и поэтому немного отошёл от них и закурил в одиночестве. Но оно длилось недолго, так как в скором времени ко мне подошла Света </text:span>[{<text:span text:style-name="T2">Илья</text:span>&gt;0}и<text:span text:style-name="T2"> так-же как и Виталик, отчитала меня за мой поступок, однако похвалила меня за храбрость.</text:span>]</text:p>
      <text:p text:style-name="P4"><text:s/>После физры, урок биологии казался до ужаса скучным, если бы не Юля, переписывающаяся со мной, я бы наверное заснул (она пригласила Максима поиграть в карты после уроков, на что он отмахнулся(«может быть»), не собираясь идти).</text:p>
      <text:p text:style-name="P4"><text:s/>Пятиминутка у Виктории Дмитриевны прошла и мы с Виталиком направились домой. Но на пол пути я вспомнил, что забыл дневник в парте. Попросив подождать, я вернулся за ним в класс... </text:p>
      <text:p text:style-name="P4"><text:s text:c="2"/>*сцена 1: игра в карты*</text:p>
      <text:p text:style-name="P4"><text:s text:c="2"/>Катя позвала Максима в воскресенье поехать с ней на дискотеку, полностью проигнорировав, Виталика, шедшего вместе с ними.</text:p>
      <text:p text:style-name="P4"/>
      <text:p text:style-name="P4"><text:s/>Сон 2: <text:span text:style-name="T1">« </text:span>Вы с ним точно поладите »</text:p>
      <text:p text:style-name="P4"/>
      <text:p text:style-name="P4"/>
      <text:p text:style-name="P5"><text:s text:c="2"/></text:p>
      <text:p text:style-name="P5"><text:s text:c="13"/><text:span text:style-name="T10">День 3 <text:s text:c="5"/>Суббота</text:span></text:p>
      <text:p text:style-name="P5"><text:span text:style-name="T10"><text:s text:c="5"/></text:span><text:span text:style-name="T12">{Вкратце: Юля и Ева (поездка в город, торговый центр, игровые автоматы,</text:span></text:p>
      <text:p text:style-name="P7">компьютерный клуб/магазин), Лена </text:p>
      <text:p text:style-name="P6"/>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Дима Чумак</meta:initial-creator>
    <meta:creation-date>2018-04-27T14:59:27.23</meta:creation-date>
    <dc:date>2018-07-07T00:16:42.80</dc:date>
    <dc:creator>Дима Чумак</dc:creator>
    <meta:editing-duration>P6DT14H15M49S</meta:editing-duration>
    <meta:editing-cycles>19</meta:editing-cycles>
    <meta:generator>OpenOffice/4.1.1$Win32 OpenOffice.org_project/411m6$Build-9775</meta:generator>
    <meta:document-statistic meta:table-count="0" meta:image-count="0" meta:object-count="0" meta:page-count="7" meta:paragraph-count="207" meta:word-count="3085" meta:character-count="18051"/>
  </office:meta>
</office:document-meta>
</file>